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000000" draw:textarea-horizontal-align="center" draw:textarea-vertical-align="middle"/>
    </style:style>
    <style:style style:name="gr2" style:family="graphic" style:parent-style-name="objectwithoutfill">
      <style:graphic-properties svg:stroke-width="0.05cm" svg:stroke-color="#cccccc" draw:marker-start-width="0.275cm" draw:marker-end-width="0.275cm" draw:fill="none" draw:textarea-horizontal-align="center" draw:textarea-vertical-align="middle" fo:padding-top="0.025cm" fo:padding-bottom="0.025cm" fo:padding-left="0.025cm" fo:padding-right="0.025cm"/>
    </style:style>
    <style:style style:name="gr3" style:family="graphic" style:parent-style-name="standard">
      <style:graphic-properties svg:stroke-width="0.018cm" svg:stroke-color="#cc0000" draw:marker-start-width="0.227cm" draw:marker-end-width="0.227cm" draw:fill="solid" draw:fill-color="#ffff00" draw:textarea-horizontal-align="justify" draw:textarea-vertical-align="middle" draw:auto-grow-height="false" fo:padding-top="0.009cm" fo:padding-bottom="0.009cm" fo:padding-left="0.009cm" fo:padding-right="0.009cm"/>
    </style:style>
    <style:style style:name="gr4" style:family="graphic" style:parent-style-name="standard">
      <style:graphic-properties draw:fill="gradient" draw:fill-color="#666666" draw:fill-gradient-name="Gradient_20_13" draw:textarea-horizontal-align="justify" draw:textarea-vertical-align="middle" draw:auto-grow-height="false"/>
    </style:style>
    <style:style style:name="gr5" style:family="graphic" style:parent-style-name="standard">
      <style:graphic-properties svg:stroke-color="#ccff66" draw:fill="gradient" draw:fill-color="#00ff66" draw:fill-gradient-name="Gradient_20_13" draw:textarea-horizontal-align="justify" draw:textarea-vertical-align="middle" draw:auto-grow-height="false"/>
    </style:style>
    <style:style style:name="gr6" style:family="graphic" style:parent-style-name="standard">
      <style:graphic-properties svg:stroke-color="#ffcc00" draw:fill="gradient" draw:fill-gradient-name="Radial_20_red_2f_yellow" draw:textarea-horizontal-align="justify" draw:textarea-vertical-align="middle" draw:auto-grow-height="false"/>
    </style:style>
    <style:style style:name="gr7" style:family="graphic" style:parent-style-name="standard">
      <style:graphic-properties svg:stroke-width="0.028cm" svg:stroke-color="#dddddd" draw:marker-start-width="0.242cm" draw:marker-end-width="0.242cm" draw:fill="gradient" draw:fill-gradient-name="Gray_20_Gradient_20_2" draw:fill-hatch-solid="false" draw:textarea-horizontal-align="justify" draw:textarea-vertical-align="middle" draw:auto-grow-height="false" fo:padding-top="0.014cm" fo:padding-bottom="0.014cm" fo:padding-left="0.014cm" fo:padding-right="0.014cm"/>
    </style:style>
    <style:style style:name="gr8" style:family="graphic" style:parent-style-name="standard">
      <style:graphic-properties svg:stroke-width="0.028cm" svg:stroke-color="#dddddd" draw:marker-start-width="0.242cm" draw:marker-end-width="0.242cm" draw:fill="hatch" draw:fill-hatch-name="Hatch_20_1" draw:textarea-horizontal-align="justify" draw:textarea-vertical-align="middle" draw:auto-grow-height="false" fo:padding-top="0.014cm" fo:padding-bottom="0.014cm" fo:padding-left="0.014cm" fo:padding-right="0.014cm"/>
    </style:style>
    <style:style style:name="gr9" style:family="graphic" style:parent-style-name="standard">
      <style:graphic-properties svg:stroke-width="0.028cm" svg:stroke-color="#dddddd" draw:marker-start-width="0.242cm" draw:marker-end-width="0.242cm" draw:fill="hatch" draw:fill-hatch-name="Hatch_20_1" draw:fill-hatch-solid="false" draw:textarea-horizontal-align="justify" draw:textarea-vertical-align="middle" draw:auto-grow-height="false" fo:padding-top="0.014cm" fo:padding-bottom="0.014cm" fo:padding-left="0.014cm" fo:padding-right="0.014cm"/>
    </style:style>
    <style:style style:name="P1" style:family="paragraph">
      <style:paragraph-properties fo:text-align="center"/>
    </style:style>
  </office:automatic-styles>
  <office:body>
    <office:drawing>
      <draw:page draw:name="page1" draw:style-name="dp1" draw:master-page-name="WEB-Draw-klein">
        <draw:rect draw:style-name="gr1" draw:layer="layout" svg:width="1cm" svg:height="1cm" svg:x="0cm" svg:y="0cm">
          <text:p/>
        </draw:rect>
        <draw:line draw:style-name="gr2" draw:layer="layout" svg:x1="0.3cm" svg:y1="0.678cm" svg:x2="0.674cm" svg:y2="0.315cm">
          <text:p/>
        </draw:line>
        <draw:custom-shape draw:style-name="gr3" draw:text-style-name="P1" draw:layer="layout" svg:width="0.326cm" svg:height="0.223cm" draw:transform="skewX (0.62238441126106) rotate (-1.1002555604582) translate (0.885cm 0.68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1" draw:layer="layout" svg:width="0.241cm" svg:height="0.226cm" draw:transform="rotate (0.7853981633973) translate (0.521cm 0.6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0.437cm" svg:height="0.311cm" draw:transform="rotate (-0.785398163398487) translate (0.463cm 0.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335cm" svg:height="0.335cm" svg:x="0.088cm" svg:y="0.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343cm" svg:height="0.216cm" draw:transform="rotate (-0.785398163398487) translate (0.177cm 0.554cm)">
          <text:p/>
          <draw:enhanced-geometry svg:viewBox="0 0 21600 21600" draw:type="rectangle" draw:enhanced-path="M 0 0 L 21600 0 21600 21600 0 21600 0 0 Z N"/>
        </draw:custom-shape>
        <draw:custom-shape draw:style-name="gr8" draw:text-style-name="P1" draw:layer="layout" svg:width="0.343cm" svg:height="0.216cm" draw:transform="rotate (-0.785398163398487) translate (0.175cm 0.552cm)">
          <text:p/>
          <draw:enhanced-geometry svg:viewBox="0 0 21600 21600" draw:type="rectangle" draw:enhanced-path="M 0 0 L 21600 0 21600 21600 0 21600 0 0 Z N"/>
        </draw:custom-shape>
        <draw:custom-shape draw:style-name="gr7" draw:text-style-name="P1" draw:layer="layout" svg:width="0.343cm" svg:height="0.216cm" draw:transform="rotate (-0.785398163398487) translate (0.699cm 0.036cm)">
          <text:p/>
          <draw:enhanced-geometry svg:viewBox="0 0 21600 21600" draw:type="rectangle" draw:enhanced-path="M 0 0 L 21600 0 21600 21600 0 21600 0 0 Z N"/>
        </draw:custom-shape>
        <draw:custom-shape draw:style-name="gr9" draw:text-style-name="P1" draw:layer="layout" svg:width="0.343cm" svg:height="0.216cm" draw:transform="rotate (-0.785398163398487) translate (0.699cm 0.036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3" draw:display-name="Gradient 13" draw:style="axial" draw:start-color="#ccff66" draw:end-color="#336600" draw:start-intensity="100%" draw:end-intensity="85%" draw:angle="1350" draw:border="0%"/>
    <draw:gradient draw:name="Gradient_20_7" draw:display-name="Gradient 7" draw:style="linear" draw:start-color="#000000" draw:end-color="#ffffff" draw:start-intensity="100%" draw:end-intensity="100%" draw:angle="0" draw:border="0%"/>
    <draw:gradient draw:name="Gray_20_Gradient_20_1" draw:display-name="Gray Gradient 1" draw:style="linear" draw:start-color="#ff6600" draw:end-color="#cc0000" draw:start-intensity="100%" draw:end-intensity="100%" draw:angle="900" draw:border="0%"/>
    <draw:gradient draw:name="Gray_20_Gradient_20_2" draw:display-name="Gray Gradient 2" draw:style="linear" draw:start-color="#eeeeee" draw:end-color="#999999" draw:start-intensity="100%" draw:end-intensity="100%" draw:angle="450" draw:border="30%"/>
    <draw:gradient draw:name="Radial_20_red_2f_yellow" draw:display-name="Radial red/yellow" draw:style="radial" draw:cx="50%" draw:cy="50%" draw:start-color="#ff3333" draw:end-color="#e6ff00" draw:start-intensity="100%" draw:end-intensity="100%" draw:border="0%"/>
    <draw:hatch draw:name="Hatch_20_1" draw:display-name="Hatch 1" draw:style="double" draw:color="#000080" draw:distance="0.03cm" draw:rotation="45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1cm" fo:page-height="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1-27T00:00:30.77</meta:creation-date>
    <dc:language>de-DE</dc:language>
    <meta:editing-cycles>5</meta:editing-cycles>
    <meta:editing-duration>PT17M20S</meta:editing-duration>
    <dc:title>WEB-Draw-klein</dc:title>
    <meta:initial-creator>Martin Korneffel</meta:initial-creator>
    <dc:date>2014-01-30T23:11:24.21</dc:date>
    <dc:creator>Martin Korneffel</dc:creator>
    <meta:document-statistic meta:object-count="10"/>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1-27T00:00:30.49"/>
  </office:meta>
</office:document-meta>
</file>